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4.8cm"/>
    </style:style>
    <style:style style:name="gr2" style:family="graphic" style:parent-style-name="standard">
      <style:graphic-properties draw:stroke="none" svg:stroke-color="#000000" draw:fill="solid" draw:fill-color="#ffffff" fo:min-height="0.9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85cm" fo:min-width="4.8cm"/>
    </style:style>
    <style:style style:name="gr4" style:family="graphic" style:parent-style-name="standard">
      <style:graphic-properties draw:stroke="none" svg:stroke-color="#000000" draw:fill="none" draw:fill-color="#ffffff" fo:min-height="2.08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4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cm" fo:min-width="2.3cm"/>
    </style:style>
    <style:style style:name="gr8" style:family="graphic" style:parent-style-name="standard">
      <style:graphic-properties draw:stroke="none" svg:stroke-color="#000000" draw:fill="solid" draw:fill-color="#ffffff" fo:min-height="1.65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cm" fo:min-width="2cm"/>
    </style:style>
    <style:style style:name="gr10" style:family="graphic" style:parent-style-name="standard">
      <style:graphic-properties draw:stroke="none" svg:stroke-color="#000000" draw:fill="none" draw:fill-color="#ffffff" fo:min-height="1.652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85cm" fo:min-width="6.2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881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85cm" fo:min-width="7cm"/>
    </style:style>
    <style:style style:name="gr15" style:family="graphic" style:parent-style-name="standard">
      <style:graphic-properties draw:stroke="none" svg:stroke-color="#000000" draw:fill="none" draw:fill-color="#ffffff" fo:min-height="0.95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85cm" fo:min-width="7.557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7.557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3cm" svg:height="1.4cm" svg:x="2.9cm" svg:y="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4.6cm" svg:height="1.2cm" svg:x="3.3cm" svg:y="3cm">
          <draw:text-box>
            <text:p>语句1</text:p>
          </draw:text-box>
        </draw:frame>
        <draw:custom-shape draw:style-name="gr1" draw:text-style-name="P1" draw:layer="layout" svg:width="5.3cm" svg:height="1.4cm" svg:x="2.9cm" svg:y="4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4.6cm" svg:height="1.2cm" svg:x="3.3cm" svg:y="4.4cm">
          <draw:text-box>
            <text:p>语句2</text:p>
          </draw:text-box>
        </draw:frame>
        <draw:custom-shape draw:style-name="gr1" draw:text-style-name="P1" draw:layer="layout" svg:width="5.3cm" svg:height="1.4cm" svg:x="2.9cm" svg:y="5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4.6cm" svg:height="1.2cm" svg:x="3.3cm" svg:y="5.8cm">
          <draw:text-box>
            <text:p>语句3</text:p>
          </draw:text-box>
        </draw:frame>
        <draw:custom-shape draw:style-name="gr3" draw:text-style-name="P1" draw:layer="layout" svg:width="5.3cm" svg:height="2.1cm" svg:x="3cm" svg:y="8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5.2cm" svg:height="2.331cm" svg:x="3.5cm" svg:y="8.4cm">
          <draw:text-box>
            <text:p>判断是否为</text:p>
            <text:p text:style-name="P3">真？</text:p>
          </draw:text-box>
        </draw:frame>
        <draw:line draw:style-name="gr5" draw:text-style-name="P5" draw:layer="layout" svg:x1="3cm" svg:y1="8.6cm" svg:x2="5.8cm" svg:y2="10.7cm">
          <text:p/>
        </draw:line>
        <draw:line draw:style-name="gr5" draw:text-style-name="P5" draw:layer="layout" svg:x1="8.3cm" svg:y1="8.6cm" svg:x2="5.7cm" svg:y2="10.7cm">
          <text:p/>
        </draw:line>
        <draw:frame draw:style-name="gr6" draw:text-style-name="P4" draw:layer="layout" svg:width="1.1cm" svg:height="1.191cm" svg:x="3.2cm" svg:y="9.5cm">
          <draw:text-box>
            <text:p>真</text:p>
          </draw:text-box>
        </draw:frame>
        <draw:frame draw:style-name="gr6" draw:text-style-name="P4" draw:layer="layout" svg:width="1.1cm" svg:height="1.191cm" svg:x="7.1cm" svg:y="9.5cm">
          <draw:text-box>
            <text:p>假</text:p>
          </draw:text-box>
        </draw:frame>
        <draw:custom-shape draw:style-name="gr7" draw:text-style-name="P1" draw:layer="layout" svg:width="2.8cm" svg:height="3cm" svg:x="3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2" draw:layer="layout" svg:width="2.5cm" svg:height="1.902cm" svg:x="3.3cm" svg:y="11.3cm">
          <draw:text-box>
            <text:p>语句1</text:p>
          </draw:text-box>
        </draw:frame>
        <draw:custom-shape draw:style-name="gr9" draw:text-style-name="P1" draw:layer="layout" svg:width="2.5cm" svg:height="3cm" svg:x="5.8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4" draw:layer="layout" svg:width="2.5cm" svg:height="1.902cm" svg:x="5.9cm" svg:y="11.3cm">
          <draw:text-box>
            <text:p>语句2</text:p>
          </draw:text-box>
        </draw:frame>
        <draw:custom-shape draw:style-name="gr11" draw:text-style-name="P1" xml:id="id1" draw:id="id1" draw:layer="layout" svg:width="6.7cm" svg:height="4.1cm" svg:x="10.2cm" svg:y="3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2" draw:text-style-name="P3" draw:layer="layout" svg:x1="16.9cm" svg:y1="5.05cm" svg:x2="16.9cm" svg:y2="5.05cm" draw:start-shape="id1" draw:start-glue-point="7" draw:end-shape="id1" svg:d="M16900 5050z" svg:viewBox="0 0 1 1">
          <text:p/>
        </draw:connector>
        <draw:line draw:style-name="gr5" draw:text-style-name="P5" draw:layer="layout" svg:x1="16.9cm" svg:y1="4.3cm" svg:x2="11.6cm" svg:y2="4.3cm">
          <text:p/>
        </draw:line>
        <draw:line draw:style-name="gr5" draw:text-style-name="P5" draw:layer="layout" svg:x1="11.6cm" svg:y1="7.1cm" svg:x2="11.6cm" svg:y2="4.3cm">
          <text:p/>
        </draw:line>
        <draw:frame draw:style-name="gr13" draw:text-style-name="P4" draw:layer="layout" svg:width="7.1cm" svg:height="2.131cm" svg:x="10.6cm" svg:y="3.2cm">
          <draw:text-box>
            <text:p>循环条件（真则循环）</text:p>
          </draw:text-box>
        </draw:frame>
        <draw:frame draw:style-name="gr2" draw:text-style-name="P2" draw:layer="layout" svg:width="4.6cm" svg:height="1.2cm" svg:x="12cm" svg:y="4.5cm">
          <draw:text-box>
            <text:p>语句1</text:p>
          </draw:text-box>
        </draw:frame>
        <draw:line draw:style-name="gr5" draw:text-style-name="P5" draw:layer="layout" svg:x1="11.6cm" svg:y1="5.7cm" svg:x2="16.9cm" svg:y2="5.7cm">
          <text:p/>
        </draw:line>
        <draw:frame draw:style-name="gr2" draw:text-style-name="P2" draw:layer="layout" svg:width="4.6cm" svg:height="1.2cm" svg:x="12cm" svg:y="5.9cm">
          <draw:text-box>
            <text:p>语句2</text:p>
          </draw:text-box>
        </draw:frame>
        <draw:custom-shape draw:style-name="gr14" draw:text-style-name="P1" xml:id="id2" draw:id="id2" draw:layer="layout" svg:width="7.5cm" svg:height="4.1cm" svg:x="10.3cm" svg:y="8.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2" draw:text-style-name="P3" draw:layer="layout" svg:x1="17.8cm" svg:y1="10.85cm" svg:x2="17.8cm" svg:y2="10.85cm" draw:start-shape="id2" draw:start-glue-point="7" draw:end-shape="id2" svg:d="M17800 10850z" svg:viewBox="0 0 1 1">
          <text:p/>
        </draw:connector>
        <draw:line draw:style-name="gr5" draw:text-style-name="P5" draw:layer="layout" svg:x1="15.6cm" svg:y1="10.1cm" svg:x2="10.3cm" svg:y2="10.1cm">
          <text:p/>
        </draw:line>
        <draw:line draw:style-name="gr5" draw:text-style-name="P5" draw:layer="layout" svg:x1="15.7cm" svg:y1="11.6cm" svg:x2="15.7cm" svg:y2="8.8cm">
          <text:p/>
        </draw:line>
        <draw:frame draw:style-name="gr13" draw:text-style-name="P4" draw:layer="layout" svg:width="8.2cm" svg:height="2.131cm" svg:x="10.3cm" svg:y="11.7cm">
          <draw:text-box>
            <text:p>循环条件（假则退出循环）</text:p>
          </draw:text-box>
        </draw:frame>
        <draw:frame draw:style-name="gr15" draw:text-style-name="P4" draw:layer="layout" svg:width="4.6cm" svg:height="1.2cm" svg:x="12.1cm" svg:y="8.9cm">
          <draw:text-box>
            <text:p>语句1</text:p>
          </draw:text-box>
        </draw:frame>
        <draw:line draw:style-name="gr5" draw:text-style-name="P5" draw:layer="layout" svg:x1="10.3cm" svg:y1="11.567cm" svg:x2="15.7cm" svg:y2="11.567cm">
          <text:p/>
        </draw:line>
        <draw:frame draw:style-name="gr15" draw:text-style-name="P4" draw:layer="layout" svg:width="4.6cm" svg:height="1.2cm" svg:x="12.1cm" svg:y="10.2cm">
          <draw:text-box>
            <text:p>语句2</text:p>
          </draw:text-box>
        </draw:frame>
        <draw:custom-shape draw:style-name="gr16" draw:text-style-name="P1" xml:id="id3" draw:id="id3" draw:layer="layout" svg:width="8.057cm" svg:height="4.1cm" svg:x="2.5cm" svg:y="19.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2" draw:text-style-name="P3" draw:layer="layout" svg:x1="10.557cm" svg:y1="21.95cm" svg:x2="10.557cm" svg:y2="21.95cm" draw:start-shape="id3" draw:start-glue-point="7" draw:end-shape="id3" svg:d="M10557 21950z" svg:viewBox="0 0 1 1">
          <text:p/>
        </draw:connector>
        <draw:line draw:style-name="gr5" draw:text-style-name="P5" draw:layer="layout" svg:x1="10.557cm" svg:y1="21.2cm" svg:x2="4.184cm" svg:y2="21.2cm">
          <text:p/>
        </draw:line>
        <draw:line draw:style-name="gr5" draw:text-style-name="P5" draw:layer="layout" svg:x1="4.184cm" svg:y1="24cm" svg:x2="4.184cm" svg:y2="21.2cm">
          <text:p/>
        </draw:line>
        <draw:frame draw:style-name="gr17" draw:text-style-name="P4" draw:layer="layout" svg:width="7.3cm" svg:height="1.673cm" svg:x="4.3cm" svg:y="21.4cm">
          <draw:text-box>
            <text:p>factorial&lt;--factorial*i</text:p>
          </draw:text-box>
        </draw:frame>
        <draw:line draw:style-name="gr5" draw:text-style-name="P5" draw:layer="layout" svg:x1="4.184cm" svg:y1="22.6cm" svg:x2="10.557cm" svg:y2="22.6cm">
          <text:p/>
        </draw:line>
        <draw:frame draw:style-name="gr2" draw:text-style-name="P2" draw:layer="layout" svg:width="5.531cm" svg:height="1.2cm" svg:x="4.665cm" svg:y="22.8cm">
          <draw:text-box>
            <text:p>i &lt;-- i+1</text:p>
          </draw:text-box>
        </draw:frame>
        <draw:custom-shape draw:style-name="gr18" draw:text-style-name="P1" draw:layer="layout" svg:width="8.057cm" svg:height="1.4cm" svg:x="2.5cm" svg:y="1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6.992cm" svg:height="1.2cm" svg:x="3.109cm" svg:y="18.6cm">
          <draw:text-box>
            <text:p>i &lt;-- 1</text:p>
          </draw:text-box>
        </draw:frame>
        <draw:custom-shape draw:style-name="gr18" draw:text-style-name="P1" draw:layer="layout" svg:width="8.057cm" svg:height="1.4cm" svg:x="2.5cm" svg:y="17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6.992cm" svg:height="1.2cm" svg:x="3.109cm" svg:y="17.2cm">
          <draw:text-box>
            <text:p>factorial &lt;-- 1</text:p>
          </draw:text-box>
        </draw:frame>
        <draw:frame draw:style-name="gr13" draw:text-style-name="P4" draw:layer="layout" svg:width="8.537cm" svg:height="2.131cm" svg:x="3.463cm" svg:y="20.1cm">
          <draw:text-box>
            <text:p><text:s/>i &lt;= n ?</text:p>
          </draw:text-box>
        </draw:frame>
        <draw:custom-shape draw:style-name="gr18" draw:text-style-name="P1" draw:layer="layout" svg:width="8.057cm" svg:height="1.4cm" svg:x="2.498cm" svg:y="15.7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6.992cm" svg:height="1.2cm" svg:x="2.989cm" svg:y="15.8cm">
          <draw:text-box>
            <text:p>输入 n</text:p>
          </draw:text-box>
        </draw:frame>
        <draw:custom-shape draw:style-name="gr18" draw:text-style-name="P1" draw:layer="layout" svg:width="8.057cm" svg:height="1.4cm" svg:x="2.498cm" svg:y="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6.992cm" svg:height="1.2cm" svg:x="2.989cm" svg:y="24.067cm">
          <draw:text-box>
            <text:p>输出 factori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 dachuan</meta:initial-creator>
    <meta:creation-date>2017-02-16T17:50:34.151115835</meta:creation-date>
    <dc:date>2017-02-16T18:23:31.989378658</dc:date>
    <dc:creator>lin dachuan</dc:creator>
    <meta:editing-duration>PT19M55S</meta:editing-duration>
    <meta:editing-cycles>1</meta:editing-cycles>
    <meta:document-statistic meta:object-count="48"/>
    <meta:generator>LibreOffice/5.1.4.2$Linux_X86_64 LibreOffice_project/10m0$Build-2</meta:generator>
  </office:meta>
</office:document-meta>
</file>